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lists is stored using the variable name `moma`</text:p>
      <text:p text:style-name="Standard">num_rows=len(moma)</text:p>
      <text:p text:style-name="Standard"/>
      <text:p text:style-name="Standard"># import the reader function from the csv module</text:p>
      <text:p text:style-name="Standard">from csv import reader</text:p>
      <text:p text:style-name="Standard"/>
      <text:p text:style-name="Standard"># use the python built-in function open()</text:p>
      <text:p text:style-name="Standard"># to open the children.csv file</text:p>
      <text:p text:style-name="Standard">opened_file = open('children.csv')</text:p>
      <text:p text:style-name="Standard"/>
      <text:p text:style-name="Standard"># use csv.reader() to parse the data from</text:p>
      <text:p text:style-name="Standard"># the opened file</text:p>
      <text:p text:style-name="Standard">read_file = reader(opened_file)</text:p>
      <text:p text:style-name="Standard"/>
      <text:p text:style-name="Standard"># use list() to convert the read file</text:p>
      <text:p text:style-name="Standard"># into a list of lists format</text:p>
      <text:p text:style-name="Standard">children = list(read_file)</text:p>
      <text:p text:style-name="Standard"/>
      <text:p text:style-name="Standard">#close the opened file</text:p>
      <text:p text:style-name="Standard"/>
      <text:p text:style-name="Standard">age1 = "I am thirty-one years old"</text:p>
      <text:p text:style-name="Standard">age2=age1.replace("one","two")</text:p>
      <text:p text:style-name="Standard">print(age2)</text:p>
      <text:p text:style-name="Standard"/>
      <text:p text:style-name="Standard"># Variables you create in previous screens</text:p>
      <text:p text:style-name="Standard"># are available to you, so you don't need</text:p>
      <text:p text:style-name="Standard"># to read the CSV again</text:p>
      <text:p text:style-name="Standard">for row in moma:</text:p>
      <text:p text:style-name="Standard"><text:s text:c="4"/>nationality=row[2]</text:p>
      <text:p text:style-name="Standard"><text:s text:c="4"/>nationality=nationality.replace("(","")</text:p>
      <text:p text:style-name="Standard"><text:s text:c="4"/>nationality=nationality.replace(")","")</text:p>
      <text:p text:style-name="Standard"><text:s text:c="4"/>row[2]=nationality</text:p>
      <text:p text:style-name="Standard"><text:s text:c="4"/>gender=row[5]</text:p>
      <text:p text:style-name="Standard"><text:s text:c="4"/>gender=gender.replace("(","")</text:p>
      <text:p text:style-name="Standard"><text:s text:c="4"/>gender=gender.replace(")","")</text:p>
      <text:p text:style-name="Standard"><text:s text:c="4"/>row[5]=gender</text:p>
      <text:p text:style-name="Standard"/>
      <text:p text:style-name="Standard">for row in moma:</text:p>
      <text:p text:style-name="Standard"><text:s text:c="4"/># fix the capitalization and missing</text:p>
      <text:p text:style-name="Standard"><text:s text:c="4"/># values for the gender column</text:p>
      <text:p text:style-name="Standard"><text:s text:c="4"/>gender = row[5]</text:p>
      <text:p text:style-name="Standard"><text:s text:c="4"/>gender = gender.title()</text:p>
      <text:p text:style-name="Standard"><text:s text:c="4"/>if not gender:</text:p>
      <text:p text:style-name="Standard"><text:s text:c="8"/>gender = "Gender Unknown/Other"</text:p>
      <text:p text:style-name="Standard"><text:s text:c="4"/>row[5] = gender</text:p>
      <text:p text:style-name="Standard"/>
      <text:p text:style-name="Standard"><text:s text:c="4"/># fix the capitalization and missing</text:p>
      <text:p text:style-name="Standard"><text:s text:c="4"/># values for the nationality column</text:p>
      <text:p text:style-name="Standard"><text:s text:c="4"/>nationality = row[2]</text:p>
      <text:p text:style-name="Standard"><text:s text:c="4"/>nationality = nationality.title()</text:p>
      <text:p text:style-name="Standard"><text:s text:c="4"/>if not nationality:</text:p>
      <text:p text:style-name="Standard"><text:s text:c="8"/>nationality = "Nationality Unknown"</text:p>
      <text:p text:style-name="Standard"><text:soft-page-break/><text:s text:c="4"/>row[2] = nationality</text:p>
      <text:p text:style-name="Standard">def clean_and_convert(date):</text:p>
      <text:p text:style-name="Standard"><text:s text:c="4"/># check that we don't have an empty string</text:p>
      <text:p text:style-name="Standard"><text:s text:c="4"/>if date != "":</text:p>
      <text:p text:style-name="Standard"><text:s text:c="8"/># move the rest of the function inside</text:p>
      <text:p text:style-name="Standard"><text:s text:c="8"/># the if statement</text:p>
      <text:p text:style-name="Standard"><text:s text:c="8"/>date = date.replace("(", "")</text:p>
      <text:p text:style-name="Standard"><text:s text:c="8"/>date = date.replace(")", "")</text:p>
      <text:p text:style-name="Standard"><text:s text:c="8"/>date = int(date)</text:p>
      <text:p text:style-name="Standard"><text:s text:c="4"/>return date</text:p>
      <text:p text:style-name="Standard">for row in moma:</text:p>
      <text:p text:style-name="Standard"><text:s text:c="4"/>BeginDate=row[3]</text:p>
      <text:p text:style-name="Standard"><text:s text:c="4"/>EndDate=row[4]</text:p>
      <text:p text:style-name="Standard"><text:s text:c="4"/>row[3]=clean_and_convert(BeginDate)</text:p>
      <text:p text:style-name="Standard"><text:s text:c="4"/>row[4]=clean_and_convert(EndDate)</text:p>
      <text:p text:style-name="Standard">test_data = ["1912", "1929", "1913-1923",</text:p>
      <text:p text:style-name="Standard"><text:s text:c="13"/>"(1951)", "1994", "1934",</text:p>
      <text:p text:style-name="Standard"><text:s text:c="13"/>"c. 1915", "1995", "c. 1912",</text:p>
      <text:p text:style-name="Standard"><text:s text:c="13"/>"(1988)", "2002", "1957-1959",</text:p>
      <text:p text:style-name="Standard"><text:s text:c="13"/>"c. 1955.", "c. 1970's", </text:p>
      <text:p text:style-name="Standard"><text:s text:c="13"/>"C. 1990-1999"]</text:p>
      <text:p text:style-name="Standard"/>
      <text:p text:style-name="Standard">bad_chars = ["(",")","c","C",".","s","'", " "]</text:p>
      <text:p text:style-name="Standard">def strip_characters(string):</text:p>
      <text:p text:style-name="Standard"><text:s text:c="4"/>for char in bad_chars:</text:p>
      <text:p text:style-name="Standard"><text:s text:c="8"/>string=string.replace(char,"")</text:p>
      <text:p text:style-name="Standard"><text:s text:c="4"/>return string</text:p>
      <text:p text:style-name="Standard">stripped_test_data=[]</text:p>
      <text:p text:style-name="Standard">for data in test_data:</text:p>
      <text:p text:style-name="Standard"><text:s text:c="4"/>data=strip_characters(data)</text:p>
      <text:p text:style-name="Standard"><text:s text:c="4"/>stripped_test_data.append(data)</text:p>
      <text:p text:style-name="Standard">test_data = ["1912", "1929", "1913-1923",</text:p>
      <text:p text:style-name="Standard"><text:s text:c="13"/>"(1951)", "1994", "1934",</text:p>
      <text:p text:style-name="Standard"><text:s text:c="13"/>"c. 1915", "1995", "c. 1912",</text:p>
      <text:p text:style-name="Standard"><text:s text:c="13"/>"(1988)", "2002", "1957-1959",</text:p>
      <text:p text:style-name="Standard"><text:s text:c="13"/>"c. 1955.", "c. 1970's", </text:p>
      <text:p text:style-name="Standard"><text:s text:c="13"/>"C. 1990-1999"]</text:p>
      <text:p text:style-name="Standard"/>
      <text:p text:style-name="Standard">bad_chars = ["(",")","c","C",".","s","'", " "]</text:p>
      <text:p text:style-name="Standard"/>
      <text:p text:style-name="Standard">def strip_characters(string):</text:p>
      <text:p text:style-name="Standard"><text:s text:c="4"/>for char in bad_chars:</text:p>
      <text:p text:style-name="Standard"><text:s text:c="8"/>string = string.replace(char,"")</text:p>
      <text:p text:style-name="Standard"><text:s text:c="4"/>return string</text:p>
      <text:p text:style-name="Standard"/>
      <text:p text:style-name="Standard">stripped_test_data = ['1912', '1929', '1913-1923',</text:p>
      <text:p text:style-name="Standard"><text:s text:c="22"/>'1951', '1994', '1934',</text:p>
      <text:p text:style-name="Standard"><text:s text:c="22"/>'1915', '1995', '1912',</text:p>
      <text:p text:style-name="Standard"><text:s text:c="22"/>'1988', '2002', '1957-1959',</text:p>
      <text:p text:style-name="Standard"><text:s text:c="22"/>'1955', '1970', '1990-1999']</text:p>
      <text:p text:style-name="Standard">def process_date(date):</text:p>
      <text:p text:style-name="Standard"><text:s text:c="4"/>if "-" in date:</text:p>
      <text:p text:style-name="Standard"><text:soft-page-break/><text:s text:c="8"/>split_date =date.split("-")</text:p>
      <text:p text:style-name="Standard"><text:s text:c="8"/>date_one=split_date[0]</text:p>
      <text:p text:style-name="Standard">date_two=split_date[1]</text:p>
      <text:p text:style-name="Standard"><text:s text:c="8"/>date=(int(date_one)+int(date_two))/2</text:p>
      <text:p text:style-name="Standard"><text:s text:c="8"/>date=round(date)</text:p>
      <text:p text:style-name="Standard"><text:s text:c="4"/>else:</text:p>
      <text:p text:style-name="Standard"><text:s text:c="8"/>date=int(date)</text:p>
      <text:p text:style-name="Standard"><text:s text:c="4"/>return date</text:p>
      <text:p text:style-name="Standard">processed_test_data=[]</text:p>
      <text:p text:style-name="Standard">for d in stripped_test_data:</text:p>
      <text:p text:style-name="Standard"><text:s text:c="4"/>date=process_date(d)</text:p>
      <text:p text:style-name="Standard"><text:s text:c="4"/>processed_test_data.append(date)</text:p>
      <text:p text:style-name="Standard">for row in moma:</text:p>
      <text:p text:style-name="Standard"><text:s text:c="4"/>date=row[6]</text:p>
      <text:p text:style-name="Standard"><text:s text:c="4"/>date=strip_characters(date)</text:p>
      <text:p text:style-name="Standard"><text:s text:c="4"/>date=process_date(date)</text:p>
      <text:p text:style-name="Standard"><text:s text:c="4"/>row[6]=date</text:p>
      <text:p text:style-name="Standard"><text:s text:c="4"/></text:p>
      <text:p text:style-name="Standard">artist = "Pablo Picasso"</text:p>
      <text:p text:style-name="Standard">birth_year = 1881</text:p>
      <text:p text:style-name="Standard">template="{}'s birth year is {}".format(artist,birth_year)</text:p>
      <text:p text:style-name="Standard">print(template)</text:p>
      <text:p text:style-name="Standard">pop_millions = [</text:p>
      <text:p text:style-name="Standard"><text:s text:c="4"/>["China", 1379.302771],</text:p>
      <text:p text:style-name="Standard"><text:s text:c="4"/>["India", 1281.935991],</text:p>
      <text:p text:style-name="Standard"><text:s text:c="4"/>["USA", <text:s/>326.625791],</text:p>
      <text:p text:style-name="Standard"><text:s text:c="4"/>["Indonesia", <text:s/>260.580739],</text:p>
      <text:p text:style-name="Standard"><text:s text:c="4"/>["Brazil", <text:s/>207.353391],</text:p>
      <text:p text:style-name="Standard">]</text:p>
      <text:p text:style-name="Standard">template="The population of {} is {:,.2f} million"</text:p>
      <text:p text:style-name="Standard">for country in pop_millions:</text:p>
      <text:p text:style-name="Standard"><text:s text:c="4"/>name = country[0]</text:p>
      <text:p text:style-name="Standard"><text:s text:c="4"/>pop = country[1]</text:p>
      <text:p text:style-name="Standard"><text:s text:c="4"/>output = template.format(name, pop)</text:p>
      <text:p text:style-name="Standard"><text:s text:c="4"/>print(output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4T10:03:11.129901699</meta:creation-date>
    <dc:date>2020-04-04T10:09:14.659502298</dc:date>
    <meta:editing-duration>PT6M4S</meta:editing-duration>
    <meta:editing-cycles>1</meta:editing-cycles>
    <meta:document-statistic meta:table-count="0" meta:image-count="0" meta:object-count="0" meta:page-count="3" meta:paragraph-count="126" meta:word-count="405" meta:character-count="3747" meta:non-whitespace-character-count="2924"/>
    <meta:generator>LibreOffice/6.4.2.2$Linux_X86_64 LibreOffice_project/4e471d8c02c9c90f512f7f9ead8875b57fcb1ec3</meta:generator>
  </office:meta>
</office:document-meta>
</file>